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Times New Roman" fo:font-size="9pt" style:font-name-asian="Times New Roman1" style:font-size-asian="9pt" style:font-name-complex="Times New Roman1" style:font-size-complex="9pt"/>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in" loext:contextual-spacing="false" fo:line-height="115%" fo:text-align="end"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15%" fo:text-align="center"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8e662e"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fo:background-color="#ffff00"/>
    </style:style>
    <style:style style:name="P7"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2" fo:widows="2" fo:text-indent="0in" style:auto-text-indent="false" style:page-number="1"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style:text-properties style:font-name="Times New Roman" fo:font-size="9pt" style:font-name-asian="Times New Roman1" style:font-size-asian="9pt" style:font-name-complex="Times New Roman1" style:font-size-complex="9pt"/>
    </style:style>
    <style:style style:name="P9"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8e662e"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fo:background-color="#ffff00"/>
    </style:style>
    <style:style style:name="P1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style:style>
    <style:style style:name="P12"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fo:background-color="#ffff00"/>
    </style:style>
    <style:style style:name="P13"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1a1e"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style:style>
    <style:style style:name="P14"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1a1e"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fo:background-color="#ffff00"/>
    </style:style>
    <style:style style:name="P15"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Times New Roman" fo:font-size="9pt" style:font-name-asian="Times New Roman1" style:font-size-asian="9pt" style:font-name-complex="Times New Roman1" style:font-size-complex="9pt" fo:background-color="#ffff00"/>
    </style:style>
    <style:style style:name="P16"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Times New Roman" fo:font-size="9pt" style:font-name-asian="Times New Roman1" style:font-size-asian="9pt" style:font-name-complex="Times New Roman1" style:font-size-complex="9pt"/>
    </style:style>
    <style:style style:name="P17"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Times New Roman" fo:font-size="9pt" style:text-underline-style="solid" style:text-underline-width="auto" style:text-underline-color="font-color" fo:background-color="#ffcf00" style:font-name-asian="Times New Roman1" style:font-size-asian="9pt" style:font-name-complex="Times New Roman1" style:font-size-complex="9pt"/>
    </style:style>
    <style:style style:name="P18"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color="#8e662e" style:font-name="Times New Roman" fo:font-size="9pt" style:text-underline-style="solid" style:text-underline-width="auto" style:text-underline-color="font-color" fo:background-color="#fcefdc" style:font-name-asian="Times New Roman1" style:font-size-asian="9pt" style:font-name-complex="Times New Roman1" style:font-size-complex="9pt"/>
    </style:style>
    <style:style style:name="P19" style:family="paragraph" style:parent-style-name="Standard">
      <style:paragraph-properties fo:margin-top="0in" fo:margin-bottom="0in" loext:contextual-spacing="false" fo:line-height="100%" fo:text-align="start" style:justify-single-word="false" fo:orphans="2" fo:widows="2"/>
    </style:style>
    <style:style style:name="P20" style:family="paragraph" style:parent-style-name="Standard">
      <style:paragraph-properties fo:margin-top="0in" fo:margin-bottom="0.1965in" loext:contextual-spacing="false" fo:line-height="100%"/>
    </style:style>
    <style:style style:name="P21" style:family="paragraph" style:parent-style-name="Standard">
      <loext:graphic-properties draw:fill="solid" draw:fill-color="#e7f3f5"/>
      <style:paragraph-properties fo:margin-top="0in" fo:margin-bottom="0.0835in" loext:contextual-spacing="false" fo:line-height="115%" fo:background-color="#e7f3f5"/>
    </style:style>
    <style:style style:name="P22" style:family="paragraph" style:parent-style-name="Standard">
      <loext:graphic-properties draw:fill="solid" draw:fill-color="#e7f3f5"/>
      <style:paragraph-properties fo:margin-top="0in" fo:margin-bottom="0.0835in" loext:contextual-spacing="false" fo:line-height="115%" fo:text-align="end" style:justify-single-word="false" fo:background-color="#e7f3f5"/>
    </style:style>
    <style:style style:name="P23" style:family="paragraph" style:parent-style-name="Standard">
      <loext:graphic-properties draw:fill="solid" draw:fill-color="#e7f3f5"/>
      <style:paragraph-properties fo:margin-top="0in" fo:margin-bottom="0.0835in" loext:contextual-spacing="false" fo:line-height="115%" fo:text-align="center" style:justify-single-word="false" fo:background-color="#e7f3f5"/>
    </style:style>
    <style:style style:name="P24" style:family="paragraph" style:parent-style-name="Standard">
      <loext:graphic-properties draw:fill="solid" draw:fill-color="#e7f3f5"/>
      <style:paragraph-properties fo:margin-top="0in" fo:margin-bottom="0.0835in" loext:contextual-spacing="false" fo:line-height="115%" fo:text-align="end" style:justify-single-word="false" fo:background-color="#e7f3f5"/>
      <style:text-properties fo:color="#001a1e" style:font-name="Times New Roman" fo:font-size="9pt" style:text-underline-style="solid" style:text-underline-width="auto" style:text-underline-color="font-color" style:font-name-asian="Times New Roman1" style:font-size-asian="9pt" style:font-name-complex="Times New Roman1" style:font-size-complex="9pt"/>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fo:background-color="#ffff00"/>
    </style:style>
    <style:style style:name="T3" style:family="text">
      <style:text-properties fo:font-variant="normal" fo:text-transform="none" fo:color="#000000" style:font-name="Times New Roman" fo:font-size="9pt" fo:font-style="normal" style:font-name-asian="Times New Roman1" style:font-size-asian="9pt" style:font-style-asian="normal" style:font-name-complex="Times New Roman1" style:font-size-complex="9pt" fo:background-color="#ffff00"/>
    </style:style>
    <style:style style:name="T4" style:family="text">
      <style:text-properties fo:font-variant="normal" fo:text-transform="none" fo:color="#8e662e"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fo:background-color="#ffff00"/>
    </style:style>
    <style:style style:name="T5" style:family="text">
      <style:text-properties fo:font-variant="normal" fo:text-transform="none" fo:color="#8e662e"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style:style>
    <style:style style:name="T6" style:family="text">
      <style:text-properties fo:font-variant="normal" fo:text-transform="none" fo:color="#001a1e"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style:style>
    <style:style style:name="T7" style:family="text">
      <style:text-properties fo:font-variant="normal" fo:text-transform="none" fo:color="#001a1e" style:text-line-through-style="none" style:text-line-through-type="none" style:text-position="0% 100%" style:font-name="Times New Roman" fo:font-size="9pt" fo:font-style="normal" style:text-underline-style="none" style:font-name-asian="Times New Roman1" style:font-size-asian="9pt" style:font-style-asian="normal" style:font-name-complex="Times New Roman1" style:font-size-complex="9pt" fo:background-color="#ffff00"/>
    </style:style>
    <style:style style:name="T8" style:family="text">
      <style:text-properties fo:font-variant="normal" fo:text-transform="none" fo:color="#001a1e" style:font-name="Times New Roman" fo:font-size="9pt" fo:font-style="normal" style:font-name-asian="Times New Roman1" style:font-size-asian="9pt" style:font-style-asian="normal" style:font-name-complex="Times New Roman1" style:font-size-complex="9pt"/>
    </style:style>
    <style:style style:name="T9" style:family="text">
      <style:text-properties fo:font-variant="normal" fo:text-transform="none" fo:color="#0f6fc5" style:text-line-through-style="none" style:text-line-through-type="none" style:text-position="0% 100%" style:font-name="Times New Roman" fo:font-size="9pt" fo:font-style="normal" style:text-underline-style="solid" style:text-underline-width="auto" style:text-underline-color="font-color" style:font-name-asian="Times New Roman1" style:font-size-asian="9pt" style:font-style-asian="normal" style:font-name-complex="Times New Roman1" style:font-size-complex="9pt"/>
    </style:style>
    <style:style style:name="T10" style:family="text">
      <style:text-properties fo:color="#000000" style:font-name="Times New Roman" fo:font-size="9pt" style:font-name-asian="Times New Roman1" style:font-size-asian="9pt" style:font-name-complex="Times New Roman1" style:font-size-complex="9pt" fo:background-color="#ffff00"/>
    </style:style>
    <style:style style:name="T11" style:family="text">
      <style:text-properties style:font-name="Times New Roman" fo:font-size="9pt" style:font-name-asian="Times New Roman1" style:font-size-asian="9pt" style:font-name-complex="Times New Roman1" style:font-size-complex="9pt"/>
    </style:style>
    <style:style style:name="T12" style:family="text">
      <style:text-properties style:font-name="Times New Roman" fo:font-size="9pt" style:font-name-asian="Times New Roman1" style:font-size-asian="9pt" style:font-name-complex="Times New Roman1" style:font-size-complex="9pt" fo:background-color="#ffff00"/>
    </style:style>
    <style:style style:name="T13" style:family="text">
      <style:text-properties style:font-name="Times New Roman" fo:font-size="9pt" style:text-underline-style="solid" style:text-underline-width="auto" style:text-underline-color="font-color" fo:background-color="#ffcf00" loext:char-shading-value="0" style:font-name-asian="Times New Roman1" style:font-size-asian="9pt" style:font-name-complex="Times New Roman1" style:font-size-complex="9pt"/>
    </style:style>
    <style:style style:name="T14" style:family="text">
      <style:text-properties fo:color="#001a1e" style:font-name="Times New Roman" fo:font-size="9pt" style:font-name-asian="Times New Roman1" style:font-size-asian="9pt" style:font-name-complex="Times New Roman1" style:font-size-complex="9pt"/>
    </style:style>
    <style:style style:name="T15" style:family="text">
      <style:text-properties fo:color="#001a1e" style:font-name="Times New Roman" fo:font-size="9pt" fo:font-style="italic" style:font-name-asian="Times New Roman1" style:font-size-asian="9pt" style:font-style-asian="italic" style:font-name-complex="Times New Roman1" style:font-size-complex="9pt"/>
    </style:style>
    <style:style style:name="T16" style:family="text">
      <style:text-properties fo:color="#001a1e" style:font-name="Times New Roman" fo:font-size="9pt" fo:font-style="italic" style:text-underline-style="solid" style:text-underline-width="auto" style:text-underline-color="font-color" style:font-name-asian="Times New Roman1" style:font-size-asian="9pt" style:font-style-asian="italic" style:font-name-complex="Times New Roman1" style:font-size-complex="9pt"/>
    </style:style>
    <style:style style:name="T17" style:family="text">
      <style:text-properties fo:color="#001a1e" style:font-name="Times New Roman" fo:font-size="9pt" style:text-underline-style="solid" style:text-underline-width="auto" style:text-underline-color="font-color" style:font-name-asian="Times New Roman1" style:font-size-asian="9pt" style:font-name-complex="Times New Roman1" style:font-size-complex="9pt"/>
    </style:style>
    <style:style style:name="T18" style:family="text">
      <style:text-properties fo:color="#0f6cbf" style:font-name="Times New Roman" fo:font-size="9pt" style:text-underline-style="solid" style:text-underline-width="auto" style:text-underline-color="font-color" style:font-name-asian="Times New Roman1" style:font-size-asian="9pt" style:font-name-complex="Times New Roman1" style:font-size-complex="9pt"/>
    </style:style>
    <style:style style:name="T19" style:family="text">
      <style:text-properties fo:color="#8e662e" style:font-name="Times New Roman" fo:font-size="9pt" style:text-underline-style="solid" style:text-underline-width="auto" style:text-underline-color="font-color" fo:background-color="#fcefdc" loext:char-shading-value="0" style:font-name-asian="Times New Roman1" style:font-size-asian="9pt" style:font-name-complex="Times New Roman1" style:font-size-complex="9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s investimentos públicos e privados realizados reforçaram as heranças da formação econômica do país em alguns casos, enquanto, em outros, contribuíram para a abertura de novas frentes de expansão. O crescimento econômico tenha alcançado praticamente a totalidade do território brasileiro, cabe lembrar a forma diferenciada de inserção dos espaços na economia, gerando demandas igualmente diferenciadas para o mercado de trabalho. Em outros termos, o desenvolvimento nacional não pode se sobrepor as características locais e a configuração da atividade econômica. Essa tende a moldar as preferências de mão de obra das empresas, reforçando a ideia da existência de padrões espacializados de funcionamento do mercado.</text:span></text:p>
      <text:p text:style-name="P3"><text:span text:style-name="T1">Fonte: Oliveira, Alberto de. A influência do território no comportamento do mercado de trabalho: notas sobre a experiência brasileira. EURE (Santiago) vol.43 no.128 Santiago ene. 2017</text:span></text:p>
      <text:p text:style-name="P3"><text:span text:style-name="T1"> </text:span></text:p>
      <text:p text:style-name="P2"><text:span text:style-name="T1">Considerando essa situação, avalie as seguintes asserções e a relação proposta entre elas.</text:span></text:p>
      <text:p text:style-name="P4"><text:span text:style-name="T1">I. Na análise técnica parte-se da premissa de que as variações verificadas nos preços das ações guardam relação entre si, dando margem à identificação de uma tendência do comportamento do mercado ao longo do tempo.</text:span></text:p>
      <text:p text:style-name="P4"><text:span text:style-name="T1">PORQUE</text:span></text:p>
      <text:p text:style-name="P4"><text:span text:style-name="T1">II. Consequentemente, o investidor necessita compreender a movimentação dos preços. Ou seja, se a demanda for maior que a oferta, o preço deve aumentar.</text:span></text:p>
      <text:p text:style-name="P4"><text:span text:style-name="T1"> </text:span></text:p>
      <text:p text:style-name="P2"><text:span text:style-name="T1">A respeito dessas asserções, assinale a opção correta.. </text:span></text:p>
      <text:p text:style-name="P1"/>
      <text:p text:style-name="P1"/>
      <text:p text:style-name="Standard"><text:span text:style-name="T10">R = </text:span><text:span text:style-name="T3">As asserções I e II são proposições verdadeiras, e a II é uma justificativa correta da I.</text:span></text:p>
      <text:p text:style-name="P1"/>
      <text:p text:style-name="P1"/>
      <text:p text:style-name="P9"><text:span text:style-name="T1">A economia global tornou-se consideravelmente mais interligada financeiramente a partir de década noventa. Esse cenário tem atuação direta em cada empresa. É de se ressaltar que os dados indicam que a composição dos ativos e passivos externos tem mudado: dos instrumentos de dívida (via bancos) para títulos de captação direta (ações, debêntures, etc.) e Investimento Direto Estrangeiro (IDE), a despeito de os instrumentos de dívida permanecerem o componente mais importante dos passivos externos.</text:span></text:p>
      <text:p text:style-name="P3"><text:span text:style-name="T1">Silva, R. da; Bertella, M. A.; Pereira, R. de A. da M.. Mercado de ações brasileiro: uma investigação empírica sobre suas relações de longo prazo e de precedência temporal pré-crise de 2008. Nova econ. vol.24 no.2 Belo Horizonte May/Aug. 2014</text:span></text:p>
      <text:p text:style-name="P2"><text:span text:style-name="T1">Considerando essa situação, avalie as seguintes asserções e a relação proposta entre elas.</text:span></text:p>
      <text:p text:style-name="P4"><text:span text:style-name="T1">I. O patrimônio líquido evidencia a riqueza da empresa, uma vez que é formado pelo capital investido pelos proprietários, acrescido do lucro retido, isto é, o lucro que não é distribuído pelos acionistas.</text:span></text:p>
      <text:p text:style-name="P4"><text:span text:style-name="T1">PORQUE</text:span></text:p>
      <text:p text:style-name="P2"><text:span text:style-name="T1">II. O lucro retido (reinvestimento) é uma ferramenta de crescimento das empresas. Logo essa parcela é duplicada no passivo de uma empresa. </text:span></text:p>
      <text:p text:style-name="P2"><text:soft-page-break/><text:span text:style-name="T1">A respeito dessas asserções, assinale a opção correta.. </text:span></text:p>
      <text:p text:style-name="P2"><text:span text:style-name="T1"><text:line-break/></text:span><text:span text:style-name="T2">R = A asserção I é uma proposição verdadeira, e a II é uma proposição falsa.</text:span></text:p>
      <text:p text:style-name="P5"/>
      <text:p text:style-name="P5"/>
      <text:p text:style-name="P2"><text:span text:style-name="T1">Um dos pilares fundamentais da teoria financeira é a relação entre risco e retorno, de acordo com a qual é esperado, probabilidade. Uma vertente de estudos que vem explorando as contradições entre o valor de ação e diversificação na busca de analisar os retornos de diferentes portfolios de ações, formados com base em estratégias de valor e de crescimento. Com base em variáveis fundamentalistas, separando portfolios de valor dos de crescimento de acordo com capital de risco e investimento. Os resultados encontrados apontaram a relação valor patrimonial da ação/preço (VPA/P) e o indicador tamanho como estatisticamente significantes para a explicação das variações dos retornos das ações. Ou seja, é importante separar ações de trader (operador de curto prazo) e holder (investidores de médio e longo prazo).</text:span></text:p>
      <text:p text:style-name="P3"><text:span text:style-name="T1">Rostagno, L.; Soares, R. O.; Soares, K. T. C. ESTRATÉGIAS DE VALOR E DE CRESCIMENTO EM AÇÕES NA BOVESPA: UMA ANÁLISE DE SETE INDICADORES RELACIONADOS AO RISCO. R. Cont. Fin. São Paulo. n. 42. p. 7 - 21 Set./Dez. 2006</text:span></text:p>
      <text:p text:style-name="P3"><text:span text:style-name="T1"> </text:span></text:p>
      <text:p text:style-name="P2"><text:span text:style-name="T1">Considerando essa situação, avalie as seguintes asserções e a relação proposta entre elas.</text:span></text:p>
      <text:p text:style-name="P4"><text:span text:style-name="T1">I. Sobre o comparativo entre as análises técnica e fundamentalista no mercado de capitais, é correto afirmar que a análise técnica, busca-se estabelecer projeções sobre os determinantes estruturais dos preços das ações, como fatores que afetam a oferta e a demanda de mercado. Ou seja, determinar o preço futuro de uma ação.</text:span></text:p>
      <text:p text:style-name="P4"><text:span text:style-name="T1">PORQUE</text:span></text:p>
      <text:p text:style-name="P2"><text:span text:style-name="T1">II. A análise fundamentalista é baseada no exame de demonstrativos financeiros da empresa, como o balanço patrimonial da empresa. </text:span></text:p>
      <text:p text:style-name="P2"><text:span text:style-name="T1">A respeito dessas asserções, assinale a opção correta.</text:span></text:p>
      <text:p text:style-name="P5"/>
      <text:p text:style-name="P2"><text:span text:style-name="T2">R= A asserção I é uma proposição falsa, e a II é uma proposição verdadeira.</text:span></text:p>
      <text:p text:style-name="P5"/>
      <text:p text:style-name="P2"><text:span text:style-name="T1">O poder de barganha dos compradores e fornecedores depende do seu número, sua distribuição de tamanho, da relação entre capacidade e demanda do setor, singularidade dos insumos, potencial para avançar ou retroceder na integração, habilidade dos compradores para influenciar a colocação de um padrão industrial e das alternativas que cada parte tem na negociação. Em uma estrutura de mercado puramente competitiva, sem interferência política, a tendência vai em direção a uma condição de equilíbrio em longo prazo, na qual as empresas atingem apenas lucros normais, o preço é igual ao custo marginal e ao custo médio total, e o custo médio total é minimizado.</text:span></text:p>
      <text:p text:style-name="P2"><text:span text:style-name="T1">Fonte: McGuigan, J. R. Economia de empresas: aplicações, estratégia e téticas. 3º Edição, São Paulo, Cengage Learning, 2016. </text:span></text:p>
      <text:p text:style-name="P2"><text:span text:style-name="T1">Considerando essa situação, avalie as seguintes asserções e a relação proposta entre elas.</text:span></text:p>
      <text:p text:style-name="P4"><text:span text:style-name="T1">I. Em geral, uma empresa maximizadora de lucro deseja operar na renda corrente. Ou seja, o retorno da empresa pode valorizar mais o capital de giro que esse reflete no capital do investidor para longo prazo.</text:span></text:p>
      <text:p text:style-name="P4"><text:span text:style-name="T1">PORQUE</text:span></text:p>
      <text:p text:style-name="P4"><text:span text:style-name="T1">II. Os acionistas podem basear-se em análise fundamentalista. Uma vez que a análise fundamentalista baseia-se em retornos passados. Logo, as metas de investidores só buscam o lucro da empresa.</text:span></text:p>
      <text:p text:style-name="P2"><text:soft-page-break/><text:span text:style-name="T1">A respeito dessas asserções, assinale a opção correta.</text:span></text:p>
      <text:p text:style-name="P5"/>
      <text:p text:style-name="P2"><text:span text:style-name="T2">R = A asserção I é uma proposição verdadeira, e a II é uma proposição falsa.</text:span></text:p>
      <text:p text:style-name="P5"/>
      <text:p text:style-name="P2"><text:span text:style-name="T1">Os pequenos investidores – esses sujeitos inicialmente leigos e estranhos ao mundo das Bolsas – incorporaram as crenças e as disposições necessárias à operação nesse mercado complexo e arriscado, ora associado ao suposto “hiper-racionalismo” da economia financeira (e ao seu sofisticado aparato computacional), ora estigmatizado sob a metáfora dos jogos de azar, que distribuiriam a sorte para poucos e o infortúnio para muitos. A literatura na área da nova sociologia econômica tem evidenciado, de maneira ampla e inequívoca, que mercados e agentes econômicos não existem per se e nem surgem espontaneamente a partir de oportunidades para maximizar ganhos ou minimizar perdas.</text:span></text:p>
      <text:p text:style-name="P3"><text:span text:style-name="T1">Fonte: Bonaldi, E. V. O pequeno investidor na bolsa brasileira. Revista Brasileira de Ciências Sociais - VOL. 33 N° 97. 2018</text:span></text:p>
      <text:p text:style-name="P3"><text:span text:style-name="T1"> </text:span></text:p>
      <text:p text:style-name="P2"><text:span text:style-name="T1">Considerando essa situação, avalie as seguintes asserções e a relação proposta entre elas.</text:span></text:p>
      <text:p text:style-name="P4"><text:span text:style-name="T1">I. A análise fundamentalista é conhecida como um conjunto de métodos utilizados para estabelecer o valor de um investimento. A avaliação do desempenho das empresas pode ser realizada a partir da análise vertical (ou análise de estrutura), da análise horizontal (ou análise de evolução), e da análise por quocientes (ou análise por índices)..</text:span></text:p>
      <text:p text:style-name="P4"><text:span text:style-name="T1">PORQUE</text:span></text:p>
      <text:p text:style-name="P4"><text:span text:style-name="T1">II. A análise fundamentalista é determinística. Enquanto, a análise técnica é estocástica, logo é mais indicado para probabilidade (incerteza).</text:span></text:p>
      <text:p text:style-name="P2"><text:span text:style-name="T1">A respeito dessas asserções, assinale a opção correta.</text:span></text:p>
      <text:p text:style-name="P5"/>
      <text:p text:style-name="P2"><text:span text:style-name="T2">R = A asserção I é uma proposição verdadeira, e a II é uma proposição falsa.</text:span></text:p>
      <text:p text:style-name="P5"/>
      <text:p text:style-name="P2"><text:span text:style-name="T1">O Brasil, assim como os demais países emergentes, sofreu as consequências da interrupção do influxo de capitais e o rápido êxodo de capitais decorrentes das crises acima. Em cada evento, a economia comportou-se de forma diversa, uma vez que a estrutura macroeconômica apresentava claramente uma ruptura. Os mercados financeiros, em especial os mercados de ações, em sua constante reavaliação do valor dos ativos domésticos, refletem tal conjunção de fatores em seu movimento diário, e a questão que se coloca é imediata e de relevância inquestionável para a tomada de decisão: de que depende, em termos macroeconômicos locais e externos, a valoração dos ativos (precificação de ações) de uma economia, por meio de sua bolsa de valores?</text:span></text:p>
      <text:p text:style-name="P3"><text:span text:style-name="T1">Silva, R. da; Bertella, M. A.; Pereira, R. de A. da M.. Mercado de ações brasileiro: uma investigação empírica sobre suas relações de longo prazo e de precedência temporal pré-crise de 2008. Nova econ. vol.24 no.2 Belo Horizonte May/Aug. 2014</text:span></text:p>
      <text:p text:style-name="P2"><text:span text:style-name="T1">Considerando essa situação, avalie as seguintes asserções e a relação proposta entre elas.</text:span></text:p>
      <text:p text:style-name="P4"><text:span text:style-name="T1">I. As ações de uma empresa podem ser classificadas em ordinárias nominativas (ON) e preferenciais nominativas (PN).</text:span></text:p>
      <text:p text:style-name="P4"><text:span text:style-name="T1">PORQUE</text:span></text:p>
      <text:p text:style-name="P4"><text:span text:style-name="T1">II. As ações PN conferem a seu titular os direitos essenciais do acionista, como direito a voto. As ações ON conferem tem direto na revisão de dados de balanço patrimonial ou demonstração do resultado em exercício.</text:span></text:p>
      <text:p text:style-name="P2"><text:soft-page-break/><text:span text:style-name="T1">A respeito dessas asserções, assinale a opção correta.</text:span></text:p>
      <text:p text:style-name="P5"/>
      <text:p text:style-name="P2"><text:span text:style-name="T2">R = A asserção I é uma proposição verdadeira, e a II é uma proposição falsa.</text:span></text:p>
      <text:p text:style-name="P5"/>
      <text:p text:style-name="P2"><text:span text:style-name="T1">Dentre os principais papéis privados negociados no mercado financeiro estão as letras de câmbio, que são emitidas pelos financiados dos contratos de crédito e aceitas pelas instituições financeiras participantes da operação. Posteriormente, elas são vendidas a investidores, por meio dos mecanismos de intermediação do mercado financeiro. Nesse sentido, as letras de câmbio se caracterizam como títulos nominativos, com renda fixa e prazo determinado de vencimento. Técnicas Gráficas e Fundamentalista são ferramentas de tendência de ativos na Bolsa de Valores. A análise fundamentalista é baseada no exame de demonstrativos financeiros da empresa, como o balanço patrimonial da empresa</text:span></text:p>
      <text:p text:style-name="P2"><text:span text:style-name="T1">Considerando essa situação, avalie as seguintes asserções e a relação proposta entre elas.</text:span></text:p>
      <text:p text:style-name="P4"><text:span text:style-name="T1">I. A análise fundamentalista é conhecida como um conjunto de métodos utilizados para estabelecer o valor de um investimento.</text:span></text:p>
      <text:p text:style-name="P4"><text:span text:style-name="T1">PORQUE</text:span></text:p>
      <text:p text:style-name="P4"><text:span text:style-name="T1">II. A capacidade de pagamento de curto prazo de uma empresa pode ser usada como indicador fundamentalista.</text:span></text:p>
      <text:p text:style-name="P2"><text:span text:style-name="T1">A respeito dessas asserções, assinale a opção correta.</text:span></text:p>
      <text:p text:style-name="P5"/>
      <text:p text:style-name="P2"><text:span text:style-name="T2">R = As asserções I e II são proposições verdadeiras, mas a II não é uma justificativa correta da I.</text:span></text:p>
      <text:p text:style-name="P5"/>
      <text:p text:style-name="P2"><text:span text:style-name="T1">A análise fundamentalista baseia-se em:</text:span></text:p>
      <text:p text:style-name="P2"><text:span text:style-name="T1"><text:line-break/></text:span><text:span text:style-name="T2">R = Balanço Patrimonial e Demonstração do Resultado em Exercício </text:span></text:p>
      <text:p text:style-name="P5"/>
      <text:p text:style-name="P5"/>
      <text:p text:style-name="P2"><text:span text:style-name="T1">O reinvestimento do de lucro na empresa, sem a produção de renda e destinados ao uso futuro para expansão das atividades da empresa, são classificados no balanço patrimonial como</text:span></text:p>
      <text:p text:style-name="P2"><text:span text:style-name="T2">R = Patrimônio Líquido</text:span></text:p>
      <text:p text:style-name="P5"/>
      <text:p text:style-name="P2"><text:span text:style-name="T1">Um dos pilares fundamentais da teoria financeira é a relação entre risco e retorno, de acordo com a qual é esperado, probabilidade. Uma vertente de estudos que vem explorando as contradições entre o valor de ação e diversificação na busca de analisar os retornos de diferentes portfolios de ações, formados com base em estratégias de valor e de crescimento. Com base em variáveis fundamentalistas, separando portfolios de valor dos de crescimento de acordo com capital de risco e investimento. Os resultados encontrados apontaram a relação valor patrimonial da ação/preço (VPA/P) e o indicador tamanho como estatisticamente significantes para a explicação das variações dos retornos das ações. Ou seja, é importante separar ações de trader (operador de curto prazo) e holder (investidores de médio e longo prazo).</text:span></text:p>
      <text:p text:style-name="P3"><text:soft-page-break/><text:span text:style-name="T1">Rostagno, L.; Soares, R. O.; Soares, K. T. C. ESTRATÉGIAS DE VALOR E DE CRESCIMENTO EM AÇÕES NA BOVESPA: UMA ANÁLISE DE SETE INDICADORES RELACIONADOS AO RISCO. R. Cont. Fin. São Paulo. n. 42. p. 7 - 21 Set./Dez. 2006</text:span></text:p>
      <text:p text:style-name="P3"><text:span text:style-name="T1"> </text:span></text:p>
      <text:p text:style-name="P2"><text:span text:style-name="T1">Considerando essa situação, avalie as seguintes asserções e a relação proposta entre elas.</text:span></text:p>
      <text:p text:style-name="P4"><text:span text:style-name="T1">I. Sobre o comparativo entre as análises técnica e fundamentalista no mercado de capitais, é correto afirmar que a análise técnica, busca-se estabelecer projeções sobre os determinantes estruturais dos preços das ações, como fatores que afetam a oferta e a demanda de mercado. Ou seja, determinar o preço futuro de uma ação.</text:span></text:p>
      <text:p text:style-name="P4"><text:span text:style-name="T1">PORQUE</text:span></text:p>
      <text:p text:style-name="P4"><text:span text:style-name="T1">II. A análise fundamentalista é baseada no exame de demonstrativos financeiros da empresa, como o balanço patrimonial da empresa.</text:span></text:p>
      <text:p text:style-name="P4"><text:span text:style-name="T1"> </text:span></text:p>
      <text:p text:style-name="P2"><text:span text:style-name="T1">A respeito dessas asserções, assinale a opção correta.</text:span></text:p>
      <text:p text:style-name="P5"/>
      <text:p text:style-name="P2"><text:span text:style-name="T2">R = A asserção I é uma proposição falsa, e a II é uma proposição verdadeira.</text:span></text:p>
      <text:p text:style-name="P6"/>
      <text:p text:style-name="P6"/>
      <text:p text:style-name="P2"><text:span text:style-name="T4">Os fundos de investimento representam uma modalidade de investimento, constituída sob a forma de condomínio, que aplica em conjunto os recursos dos investidores que possuem objetivos comuns. Os fundos que possuem políticas de investimentos que envolvam vários fatores de risco, sem o compromisso de concentração em nenhum fator em especial, são denominados multimercados.</text:span></text:p>
      <text:p text:style-name="P3"><text:span text:style-name="T6">Fonte: Silva, E N da; Porto Júnior, S da S. Sistema financeiro e crescimento econômico: uma aplicação de regressão quantílica. Econ. Apl. vol.10 no.3 Ribeirão Preto July/Sept. 2006</text:span></text:p>
      <text:p text:style-name="P2"><text:span text:style-name="T6">Considerando essa situação, avalie as seguintes asserções e a relação proposta entre elas.</text:span></text:p>
      <text:p text:style-name="P4"><text:span text:style-name="T6">I. Os fundos de investimento são regidos por um regulamento que, além das regras básicas de funcionamento, apresenta outras informações relevantes, tais como: composição dos ativos, riscos envolvidos nas operações, taxa de administração cobrada dos investidores e estratégias de investimento a serem adotadas pelo gestor.</text:span></text:p>
      <text:p text:style-name="P4"><text:span text:style-name="T6">PORQUE</text:span></text:p>
      <text:p text:style-name="P4"><text:span text:style-name="T6">II. Apesar da classificação, a relação final pode ser identificada pelo risco e objetivo. As próprias classificações desses fundos são indicativas dos riscos a que eles estarão sujeitos. A partir dessas informações.</text:span></text:p>
      <text:p text:style-name="P2"><text:span text:style-name="T6">A respeito dessas asserções, assinale a opção correta.</text:span></text:p>
      <text:p text:style-name="P6"/>
      <text:p text:style-name="P2"><text:span text:style-name="T4">R = </text:span><text:span text:style-name="T5">As asserções I e II são proposições verdadeiras, e a II é uma justificativa correta da I.</text:span></text:p>
      <text:p text:style-name="P6"><text:soft-page-break/></text:p>
      <text:p text:style-name="P2"><text:span text:style-name="T4">Os fundos de renda fixa representam cerca de 90% dos ativos dos fundos de investimento brasileiros, mas têm sido menos estudados do que os fundos de ações, minoria no mercado.  Para a literatura nacional sobre fundos de renda fixa ao avaliar dois tipos de investimento: a pré e a pósfixação. As aplicações  financeiras dos brasileiros seguem alguns estilos básicos: ações, câmbio, préfixados, CDI e inflação. Verifica-se se o fator de renda fixa pré-fixada acrescenta algum poder explicativo em um modelo de dois fatores, configurando uma análise de estilos. As letras do tesouro nacional (LTN) são títulos de fácil compreensão de retorno final, atualmente chamada de Tesouro Prefixado. Este é uma relação de dívida pública brasileira. O plano anual de financiamento da dívida foi elaborado para a emissão de títulos prefixados mais longos, com o pagamento de cupons periódicos de juros (NTN-F). Essa prática, semelhante às adotadas por países cujos mercados eram mais desenvolvidos, visava ao alongamento da dívida prefixada.</text:span></text:p>
      <text:p text:style-name="P2"><text:span text:style-name="T6"> </text:span></text:p>
      <text:p text:style-name="P3"><text:span text:style-name="T6">Fonte: Vilella, P. A; Leal, R. P. C. O DESEMPENHO DE FUNDOS DE RENDA FIXA E O ÍNDICE DE RENDA FIXA DE MERCADO (IRF-M). RAE-eletrônica, v. 7 n. 1, Art. 2, jan./jun. 2008</text:span></text:p>
      <text:p text:style-name="P2"><text:span text:style-name="T6">Considerando essa situação, avalie as seguintes asserções e a relação proposta entre elas.</text:span></text:p>
      <text:p text:style-name="P4"><text:span text:style-name="T6">I. No tesouro prefixado o investidor sabe exatamente quanto receberá no futuro, se permanecer com o título até o seu vencimento.</text:span></text:p>
      <text:p text:style-name="P4"><text:span text:style-name="T6">PORQUE</text:span></text:p>
      <text:p text:style-name="P4"><text:span text:style-name="T6">II. Indicados para o investidor que acredita que a taxa prefixada será maior que a </text:span><text:a xlink:type="simple" xlink:href="https://2021.ava.ead.unisal.br/mod/quiz/view.php?id=300" text:style-name="ListLabel_20_1" text:visited-style-name="ListLabel_20_1"><text:span text:style-name="T9">taxa de juros</text:span></text:a><text:span text:style-name="T6"> básica da economia. Por serem títulos prefixados, seu rendimento é nominal.</text:span></text:p>
      <text:p text:style-name="P2"><text:span text:style-name="T6">A respeito dessas asserções, assinale a opção correta.</text:span></text:p>
      <text:p text:style-name="P9"><text:span text:style-name="T1"><text:line-break/></text:span><text:span text:style-name="T4">R = As asserções I e II são proposições verdadeiras, e a II é uma justificativa correta da I.</text:span></text:p>
      <text:p text:style-name="P10"/>
      <text:p text:style-name="P2"><text:span text:style-name="T4">Investir é nada mais que adquirir produtos financeiros que façam o seu dinheiro trabalhar por você. Em termos técnicos, é a compra de contratos financeiros de troca de fluxos de caixa. Isto é, paga-se dinheiro hoje para receber dinheiro em data futura. O ato de investir consiste em realizar esta operação muitas e muitas vezes ao longo de um vasto período. Na prática, investir é o oposto de consumir. Em vez de gastar o dinheiro na troca por algum produto ou serviço, aplica-se o mesmo para o futuro. É o lado benéfico dos juros: ao invés de pagá-lo, você recebe.</text:span></text:p>
      <text:p text:style-name="P2"><text:span text:style-name="T1"> </text:span></text:p>
      <text:p text:style-name="P3"><text:span text:style-name="T1">Fonte: Perlin, M. S. Poupando e investindo em Renda Fixa. Publicação Independente. 179 páginas. 2019.</text:span></text:p>
      <text:p text:style-name="P3"><text:span text:style-name="T1"> </text:span></text:p>
      <text:p text:style-name="P2"><text:span text:style-name="T1">Considerando essa situação, avalie as seguintes asserções e a relação proposta entre elas.</text:span></text:p>
      <text:p text:style-name="P4"><text:span text:style-name="T1">I. Poupança e administração do orçamento são requisitos indispensáveis para o investidor. Através dessa relação é possível a caracterização de patrimônio. O patrimônio é um investimento para o longo prazo.</text:span></text:p>
      <text:p text:style-name="P4"><text:span text:style-name="T1">PORQUE</text:span></text:p>
      <text:p text:style-name="P2"><text:span text:style-name="T1">II. Investimento de volatilidade e oportunidade sempre deve ser incorporado ao patrimônio. Assim, distinto do orçamento corrente de qualquer investidor. </text:span></text:p>
      <text:p text:style-name="P2"><text:span text:style-name="T1">A respeito dessas asserções, assinale a opção correta.</text:span></text:p>
      <text:p text:style-name="P2"><text:span text:style-name="T1"><text:line-break/></text:span><text:span text:style-name="T4">R = A asserção I é uma proposição verdadeira, e a II é uma proposição falsa.</text:span></text:p>
      <text:p text:style-name="P6"><text:soft-page-break/></text:p>
      <text:p text:style-name="P2"><text:span text:style-name="T4">O sistema financeiro é composto de vários intermediários, em que fazem parte o Banco Central, além de bancos comerciais e de investimentos, corretoras de valores, fundos de investimentos, fundos de pensão, bolsas de valores e companhias de seguro. Contudo, a literatura da área apresenta uma certa tendência a colocar os bancos como sendo os representantes legítimos do sistema financeiro. O ato de poupar é disjunto do ato de investir, isto é, o indivíduo que poupa, em sua grande maioria, não é o mesmo que realiza os investimentos produtivos. Assim, quando a economia se afasta do ambiente competitivo, há perda de recursos para o setor produtivo, pois os custos de transação e os custos de informação envolvidos em uma transação podem somar quantias que inviabilizem as transações.</text:span></text:p>
      <text:p text:style-name="P2"><text:span text:style-name="T6"> </text:span></text:p>
      <text:p text:style-name="P3"><text:span text:style-name="T6">Fonte: Silva, E N da; Porto Júnior, S da S. Sistema financeiro e crescimento econômico: uma aplicação de regressão quantílica. Econ. Apl. vol.10 no.3 Ribeirão Preto July/Sept. 2006</text:span></text:p>
      <text:p text:style-name="P2"><text:span text:style-name="T6">Considerando essa situação, avalie as seguintes asserções e a relação proposta entre elas.</text:span></text:p>
      <text:p text:style-name="P4"><text:span text:style-name="T6">I. Pela relação de investimento deve-se construir patrimônio como fonte de volatilidade de oportunidade, frente às informações privilegiadas.</text:span></text:p>
      <text:p text:style-name="P4"><text:span text:style-name="T6">PORQUE</text:span></text:p>
      <text:p text:style-name="P2"><text:span text:style-name="T6">II. Ao longo da vida, a renda ativa do trabalho diminui, após o pico máximo, visto que a o indivíduo trabalha cada vez menos ao longo dos anos, assim renda passiva deve aumentar. </text:span></text:p>
      <text:p text:style-name="P2"><text:span text:style-name="T6">A respeito dessas asserções, assinale a opção correta.</text:span></text:p>
      <text:p text:style-name="P6"/>
      <text:p text:style-name="P2"><text:span text:style-name="T4">R = A asserção I é uma proposição falsa, e a II é uma proposição verdadeira.</text:span></text:p>
      <text:p text:style-name="P6"/>
      <text:p text:style-name="P2"><text:span text:style-name="T4">A existência do sistema financeiro está condicionada a imperfeições de mercado, tais como falhas no canal de transmissão de informação entre os agentes econômicos e distanciamento do mercado competitivo (poder de mercado). As trocas entre os agentes tornam-se mais onerosas quanto mais graves são as falhas de mercado, podendo, como caso limite, inviabilizá-las. A intermediação financeira surge, então, como um mecanismo para minimizar tais imperfeições, facilitando (intermediando) a alocação dos recursos entre poupadores e tomadores de empréstimos e, dessa forma, transmitindo aos investimentos produtivos os recursos necessários.</text:span></text:p>
      <text:p text:style-name="P3"><text:span text:style-name="T6">Fonte: Silva, E N da; Porto Júnior, S da S. Sistema financeiro e crescimento econômico: uma aplicação de regressão quantílica. Econ. Apl. vol.10 no.3 Ribeirão Preto July/Sept. 2006</text:span></text:p>
      <text:p text:style-name="P2"><text:span text:style-name="T6">Considerando essa situação, avalie as seguintes asserções e a relação proposta entre elas.</text:span></text:p>
      <text:p text:style-name="P4"><text:span text:style-name="T6">I. O ato de investir por aplicação financeira pode ser classificado por estrutura de dívida/credito ou sociedade de lucro de um negocio.</text:span></text:p>
      <text:p text:style-name="P4"><text:span text:style-name="T6">PORQUE</text:span></text:p>
      <text:p text:style-name="P2"><text:span text:style-name="T6">II. Contratos financeiros nada mais são do que a compra de um conjunto de normas padronizadas. Neste documento acordado entre as duas entidades – pessoas ou instituições – estará descrito como o comprador do contrato receberá no futuro o dinheiro pago ao vendedor. </text:span></text:p>
      <text:p text:style-name="P2"><text:span text:style-name="T6">A respeito dessas asserções, assinale a opção correta. </text:span></text:p>
      <text:p text:style-name="P6"/>
      <text:p text:style-name="P2"><text:span text:style-name="T4">R = As asserções I e II são proposições verdadeiras, e a II é uma justificativa correta da I.</text:span></text:p>
      <text:p text:style-name="P6"><text:soft-page-break/></text:p>
      <text:p text:style-name="P2"><text:span text:style-name="T4">A posição financeira de uma sociedade anônima, bem como os resultados de suas operações em determinado período, é normalmente demonstrada ao público pela publicação do relatório da diretoria, acompanhado do balanço geral e da demonstração de lucros e perdas. Em muitos casos, essa publicação é feita apenas para atender às exigências legais, pois as demonstrações financeiras convencionais não contêm todas as informações essenciais para seu entendimento e análise. Algumas sociedades têm publicado seu balanço geral e a demonstração de lucros e perdas acompanhados de notas explicativas e dados adicionais, tais como demonstração das mutações patrimoniais, da origem e aplicação de fundos etc. Essas sociedades procuram levar ao conhecimento do público dados e informações sobre suas atividades e os resultados obtidos.</text:span></text:p>
      <text:p text:style-name="P3"><text:span text:style-name="T6">Fonte: Gherrize, M. Roberto. Origem e aplicação de fundos. Rev. adm. empres. vol.11 no.4 São Paulo Oct./Dec. 1971.</text:span></text:p>
      <text:p text:style-name="P2"><text:span text:style-name="T6">Considerando essa situação, avalie as seguintes asserções e a relação proposta entre elas.</text:span></text:p>
      <text:p text:style-name="P4"><text:span text:style-name="T6">I. Qualquer que seja a natureza de sua atividade operacional, uma empresa á avaliada como tomadora de duas grandes decisões : decisão de investimento - aplicação de recursos - e decisão de financiamento - captação de recursos.</text:span></text:p>
      <text:p text:style-name="P4"><text:span text:style-name="T6">PORQUE</text:span></text:p>
      <text:p text:style-name="P4"><text:span text:style-name="T6">II. Debêntures é uma forma de captação de recursos para empresas de capital aberto.</text:span></text:p>
      <text:p text:style-name="P2"><text:span text:style-name="T6">A respeito dessas asserções, assinale a opção correta.</text:span></text:p>
      <text:p text:style-name="P6"/>
      <text:p text:style-name="P2"><text:span text:style-name="T4">R = As asserções I e II são proposições verdadeiras, mas a II não é uma justificativa correta da I.</text:span></text:p>
      <text:p text:style-name="P6"/>
      <text:p text:style-name="P2"><text:span text:style-name="T4">A integração de decisão das empresas ocorre na política de dividendos. Uma decisão de reter os lucros para reinvestimento implica, necessariamente, na avaliação de que o retorno gerado pela empresa supera ao ganho que o acionista poderia obter ao dispor de seus lucros. Logo, a reaplicação dos resultados líquidos pela empresa é economicamente melhor justificada quando o retorno prometido pelos negócios superar as taxas oferecidas por outras oportunidades equivalentes de investimento. Neste inter-relacionamento entre as decisões de investimentos e dividendos, é interessante observar que as oportunidades de aplicações de fundos dos investidores.</text:span></text:p>
      <text:p text:style-name="P3"><text:span text:style-name="T6">Fonte: Assaf Neto, Alexandre. A dinâmica das decisões financeiras. Cad. estud.  no.16 São Paulo July/Dec. 1997.</text:span></text:p>
      <text:p text:style-name="P2"><text:span text:style-name="T6">Considerando essa situação, avalie as seguintes asserções e a relação proposta entre elas.</text:span></text:p>
      <text:p text:style-name="P4"><text:span text:style-name="T6">I. A aplicação de tesouro direto deve ser aplicada em várias classificações. Entre ela a prefixada é utilizada para determinado índice econômico.</text:span></text:p>
      <text:p text:style-name="P4"><text:span text:style-name="T6">PORQUE</text:span></text:p>
      <text:p text:style-name="P4"><text:span text:style-name="T6">II. A taxa prefixada é garantia de resultado final para o valor da dívida no vencimento.</text:span></text:p>
      <text:p text:style-name="P2"><text:span text:style-name="T6">A respeito dessas asserções, assinale a opção correta.</text:span></text:p>
      <text:p text:style-name="P6"/>
      <text:p text:style-name="P2"><text:span text:style-name="T4">R = A asserção I é uma proposição falsa, e a II é uma proposição verdadeira.</text:span></text:p>
      <text:p text:style-name="P6"/>
      <text:p text:style-name="P2"><text:soft-page-break/><text:span text:style-name="T4">O papel de prestamista tem sido tradicionalmente visto como de responsabilidade específica de bancos centrais. Já a manipulação de ferramentas de resolução pode estar a cargo da instituição do seguro de depósitos, do banco central ou de uma agência independente de supervisão financeira, a depender da jurisdição. A crise de 2008 revelou, contudo, práticas de prestamista de última instância e de resolução bancária peculiares ao Brasil. No pós-crise de 2008, debates públicos têm se concentrado em construir alternativas institucionais para transferir efetivamente o custo financeiro do resgate de instituições de contribuintes para acionistas e demais credores subordinados. Convencionalmente, uma estrutura jurídica, que gere credibilidade, retira qualquer subsídio implícito a bancos, removendo o risco moral das ações políticas.</text:span></text:p>
      <text:p text:style-name="P3"><text:span text:style-name="T6">Fonte: Duran, Camila Villard; Borges, Caio. Enfrentando a crise financeira: como constrangimentos jurídicos causaram a fragmentação institucional do poder monetário brasileiro no pós-2008. Rev. direito GV vol.14 no.2 São Paulo May/Aug. 2018</text:span></text:p>
      <text:p text:style-name="P2"><text:span text:style-name="T6">Considerando essa situação, avalie as seguintes asserções e a relação proposta entre elas.</text:span></text:p>
      <text:p text:style-name="P4"><text:span text:style-name="T6">I. O Fundo Garantidor de Crédito (FGC), que não só realizou assistência emergencial de liquidez (função de prestamista de última instância), é uma ferramenta de garantia ao investidor em algumas aplicações financeiras.</text:span></text:p>
      <text:p text:style-name="P4"><text:span text:style-name="T6">PORQUE</text:span></text:p>
      <text:p text:style-name="P4"><text:span text:style-name="T6">II. A sua principal função é a liquidez de título por pessoa física ou jurídica e instituição financeira.</text:span></text:p>
      <text:p text:style-name="P2"><text:span text:style-name="T6">A respeito dessas asserções, assinale a opção correta.</text:span></text:p>
      <text:p text:style-name="P2"><text:span text:style-name="T4">R = As asserções I e II são proposições verdadeiras, e a II é uma justificativa correta da I.</text:span></text:p>
      <text:p text:style-name="P6"/>
      <text:p text:style-name="P2"><text:span text:style-name="T4">Fundo Garantidor de Crédito (FGC) é uma entidade de natureza privada, que tem por missão promover a estabilidade do sistema financeiro nacional e contribuir para a prevenção de crises sistêmicas. Para cumprir esses objetivos, o Fundo, que foi criado originalmente em 1995, protege depósitos até certo limite. A partir de sucessivas mudanças em seu estatuto, o Fundo foi dotado de poderes e instrumentos, que lhe propiciaram ser mais assertivo na contenção de crises. Exemplos de medidas inovadoras foram a criação de um depósito garantido de longo prazo, com cobertura expandida, que serviria para fortalecer a captação de bancos menores, e o protagonismo do Fundo nas operações de capitalização, venda, reestruturação e encerramento das atividades de bancos em dificuldades.</text:span></text:p>
      <text:p text:style-name="P3"><text:span text:style-name="T6">Fonte: Duran, Camila Villard; Borges, Caio. Enfrentando a crise financeira: como constrangimentos jurídicos causaram a fragmentação institucional do poder monetário brasileiro no pós-2008. Rev. direito GV vol.14 no.2 São Paulo May/Aug. 2018</text:span></text:p>
      <text:p text:style-name="P2"><text:span text:style-name="T6">Considerando essa situação, avalie as seguintes asserções e a relação proposta entre elas.</text:span></text:p>
      <text:p text:style-name="P4"><text:span text:style-name="T6">I. Apesar de baixíssima chance de ocorrência, a possibilidade de calote por parte do governo federal existe. Os títulos federais possuem o menor risco de calote em todo o mercado de renda fixa, incluindo bancos e empresas privadas.</text:span></text:p>
      <text:p text:style-name="P4"><text:span text:style-name="T6">PORQUE</text:span></text:p>
      <text:p text:style-name="P4"><text:span text:style-name="T6">II. Uma particularidade da dívida pública em relação a outros tipos de investimento na renda fixa é o emissor da dívida é um país soberano que possui instrumentos de controle direto sobre políticas vigentes.</text:span></text:p>
      <text:p text:style-name="P2"><text:span text:style-name="T6">A respeito dessas asserções, assinale a opção correta.</text:span></text:p>
      <text:p text:style-name="P9"><text:span text:style-name="T1"><text:line-break/></text:span><text:span text:style-name="T4">R = As asserções I e II são proposições verdadeiras, e a II é uma justificativa correta da I.</text:span></text:p>
      <text:p text:style-name="P10"/>
      <text:p text:style-name="P9"><text:span text:style-name="T4">Os fundos de investimento, sejam de renda fixa ou de renda variável, oferecem serviços de gestão a investidores individuais e institucionais, proporcionando também maior liquidez para as aplicações financeiras neles realizadas e menores custos de transação. O mercado financeiro brasileiro destaca-se as carteiras dos fundos de investimentos de renda fixa e multimercados ao longo do tempo. Os fundos de investimentos multimercados possuem mais flexibilidade para adotar estratégias diferenciadas, conforme decisões tomadas por seus gestores, o que é bem diferente para os fundos de renda fixa, nos quais a alocação de carteiras é mais restrita. Contudo, pode haver esforço com adoção de estratégias diferenciadas e mais arriscadas, mas que resultem em indicadores de desempenho similares, o que indica a relevância de explorar esse tema com mais detalhes.</text:span></text:p>
      <text:p text:style-name="P3"><text:span text:style-name="T6">Fonte: Maestri, C O N M; Malaquias, R F. Exposição a fatores de mercado de fundos de investimentos no Brasil. Rev. contab. finanç. vol.28 no.73 São Paulo Jan./Apr. 2017  Epub Dec 15, 2016</text:span></text:p>
      <text:p text:style-name="P2"><text:span text:style-name="T6">Considerando essa situação, avalie as seguintes asserções e a relação proposta entre elas.</text:span></text:p>
      <text:p text:style-name="P4"><text:soft-page-break/><text:span text:style-name="T6">I. São títulos públicos com rentabilidade definida no momento da compra. O investidor sabe exatamente o valor que irá receber se ficar com o título até a data de seu vencimento. Características dos títulos prefixados.</text:span></text:p>
      <text:p text:style-name="P4"><text:span text:style-name="T6">PORQUE</text:span></text:p>
      <text:p text:style-name="P4"><text:span text:style-name="T6">II. O investidor sabe exatamente quanto receberá no futuro, se permanecer com o título até o seu vencimento.</text:span></text:p>
      <text:p text:style-name="P2"><text:span text:style-name="T6">A respeito dessas asserções, assinale a opção correta.</text:span></text:p>
      <text:p text:style-name="P10"/>
      <text:p text:style-name="P9"><text:span text:style-name="T4">R = As asserções I e II são proposições verdadeiras, e a II é uma justificativa correta da I.</text:span></text:p>
      <text:p text:style-name="P10"/>
      <text:p text:style-name="P10"/>
      <text:p text:style-name="P11"/>
      <text:p text:style-name="P11"/>
      <text:p text:style-name="P9"><text:span text:style-name="T6">Avalie as seguintes asserções e a relação proposta entre elas.</text:span><text:bookmark text:name="gjdgxs"/></text:p>
      <text:p text:style-name="P2"><text:span text:style-name="T6">I. </text:span><text:bookmark text:name="30j0zll"/><text:span text:style-name="T6">Os mercados financeiros, em especial os mercados de ações, em sua constante reavaliação do valor dos ativos pode ser negociado no mercado secundário.</text:span></text:p>
      <text:p text:style-name="P4"><text:span text:style-name="T6">PORQUE</text:span></text:p>
      <text:p text:style-name="P2"><text:span text:style-name="T6">II. Essa mudança ocorre pela oferta e demanda de ações, condição básica de uma economia de mercado. Ou seja, o mercado é estavél e não existe risco de perda de capital.</text:span></text:p>
      <text:p text:style-name="P2"><text:span text:style-name="T6">A respeito dessas asserções, assinale a opção correta.</text:span></text:p>
      <text:p text:style-name="P9"><text:span text:style-name="T1"><text:line-break/></text:span><text:span text:style-name="T7">R = A asserção I é uma proposição verdadeira, e a II é uma proposição falsa.</text:span></text:p>
      <text:p text:style-name="P9"><text:bookmark text:name="1fob9te"/></text:p>
      <text:p text:style-name="P2"><text:span text:style-name="T6">A análise técnica não é, necessariamente, o preço de vendado para um ativo da bolsa, mas pode ser entendido como um valor de referência para operações e negociações.</text:span></text:p>
      <text:p text:style-name="P2"><text:span text:style-name="T6">PORQUE</text:span></text:p>
      <text:p text:style-name="P2"><text:span text:style-name="T6">II. Esse método representa o preço futuro da negociação, ou seja, o preço no final de cada dia de negociação.</text:span><text:bookmark text:name="2et92p0"/><text:bookmark text:name="3znysh7"/></text:p>
      <text:p text:style-name="P2"><text:span text:style-name="T6">A respeito dessas asserções, assinale a opção correta.</text:span></text:p>
      <text:p text:style-name="P13"><text:soft-page-break/></text:p>
      <text:p text:style-name="P9"><text:span text:style-name="T7">R = A asserção I é uma proposição verdadeira, e a II é uma proposição falsa.</text:span></text:p>
      <text:p text:style-name="P13"/>
      <text:p text:style-name="P9"><text:span text:style-name="T6">Avalie as seguintes asserções e a relação proposta entre elas.</text:span><text:bookmark text:name="tyjcwt"/></text:p>
      <text:p text:style-name="P2"><text:span text:style-name="T6">I. </text:span><text:bookmark text:name="3dy6vkm"/><text:span text:style-name="T6">A atividade de assumir riscos, no mercado de ações, envolve distintos graus de conhecimento sobre os resultados futuros, conhecimento das relações de causa e de efeito.</text:span></text:p>
      <text:p text:style-name="P4"><text:span text:style-name="T6">PORQUE</text:span></text:p>
      <text:p text:style-name="P2"><text:span text:style-name="T6">II. O aumento da volatilidade e da instabilidade nos mercados financeiros é uma condição natural de economia de mercado.</text:span></text:p>
      <text:p text:style-name="P2"><text:span text:style-name="T6">A respeito dessas asserções, assinale a opção correta.</text:span></text:p>
      <text:p text:style-name="P13"/>
      <text:p text:style-name="P9"><text:span text:style-name="T7">R = As asserções I e II são proposições verdadeiras, e a II é uma justificativa correta da I.</text:span></text:p>
      <text:p text:style-name="P14"/>
      <text:p text:style-name="P9"><text:span text:style-name="T6">Avalie as seguintes asserções e a relação proposta entre elas.</text:span><text:bookmark text:name="1t3h5sf"/></text:p>
      <text:p text:style-name="P2"><text:span text:style-name="T6">I. A análise técnica, em ativos da bolsa de valores, só pode ser aplicado a dados de máximo diário em qualquer indicador de tendência.</text:span></text:p>
      <text:p text:style-name="P2"><text:span text:style-name="T6">PORQUE</text:span><text:bookmark text:name="4d34og8"/></text:p>
      <text:p text:style-name="P2"><text:span text:style-name="T6">II. A oscilação no preço de ativos é condição natural de demanda e oferta. Assim, a média móvel não representa os topos e fundos  em linhas de tendência (inclinação da reta).</text:span></text:p>
      <text:p text:style-name="P2"><text:span text:style-name="T6">A respeito dessas asserções, assinale a opção correta.</text:span></text:p>
      <text:p text:style-name="P13"/>
      <text:p text:style-name="P9"><text:span text:style-name="T7">R = As asserções I e II são proposições falsas.</text:span></text:p>
      <text:p text:style-name="P11"/>
      <text:p text:style-name="P9"><text:span text:style-name="T6">Avalie as seguintes asserções e a relação proposta entre elas.</text:span><text:bookmark text:name="2s8eyo1"/></text:p>
      <text:p text:style-name="P4"><text:span text:style-name="T6">I. Os três pilares para aplicações de investimento pessoal são tempo, aporte e retorno.</text:span></text:p>
      <text:p text:style-name="P4"><text:soft-page-break/><text:span text:style-name="T6">PORQUE</text:span><text:bookmark text:name="17dp8vu"/></text:p>
      <text:p text:style-name="P4"><text:span text:style-name="T6">II. Esses elementos influênciam os benefícios dos juros compostos. O retorno é uma condição de mercado, assim cabe ao investidor planejamento no tempo e no aporte.</text:span></text:p>
      <text:p text:style-name="P2"><text:span text:style-name="T6">A respeito dessas asserções, assinale a opção correta.</text:span></text:p>
      <text:p text:style-name="P11"/>
      <text:p text:style-name="P12"/>
      <text:p text:style-name="P12"/>
      <text:section text:style-name="Sect1" text:name="TextSection">
        <text:p text:style-name="P19"><text:span text:style-name="T11">a. </text:span><text:span text:style-name="T8">As asserções I e II são proposições verdadeiras, e a II é uma justificativa correta da I.</text:span></text:p>
      </text:section>
      <text:section text:style-name="Sect1" text:name="Section1">
        <text:p text:style-name="P20"><text:span text:style-name="T11">b. </text:span><text:span text:style-name="T8">As asserções I e II são proposições verdadeiras, mas a II não é uma justificativa correta da I.</text:span></text:p>
      </text:section>
      <text:section text:style-name="Sect1" text:name="Section2">
        <text:p text:style-name="P8"/>
      </text:section>
      <text:section text:style-name="Sect1" text:name="Section3">
        <text:p text:style-name="P19"><text:span text:style-name="T11">c.</text:span><text:bookmark text:name="3rdcrjn"/><text:span text:style-name="T11"> A asserção I é uma proposição verdadeira, e a II é uma proposição falsa.</text:span></text:p>
      </text:section>
      <text:section text:style-name="Sect1" text:name="Section4">
        <text:p text:style-name="P20"><text:span text:style-name="T11">d. </text:span><text:span text:style-name="T8">As asserções I e II são proposições falsas.</text:span></text:p>
      </text:section>
      <text:section text:style-name="Sect1" text:name="Section5">
        <text:p text:style-name="P15"/>
        <text:p text:style-name="P21"><text:span text:style-name="T14">O desequilíbrio informacional acerca de ativos negociados em um mercado financeiro representa risco para os investidores, que demandariam, por consequência, um prêmio para negociar aqueles ativos que percebem como mais arriscados em termos de nível de informação. Assim, o risco informacional de um ativo pode ser um dos fatores precificados pelos agentes em um mercado. O cálculo da taxa de retorno ajustada ao risco das ações gera controvérsia na literatura. Uma dificuldade em sua mensuração reside na determinação dos fatores explicativos que compõem o modelo, sendo o fator de mercado, derivado do modelo de precificação de ativos de capital, o mais utilizado para a precificação de ativos no mercado financeiro.</text:span></text:p>
        <text:p text:style-name="P22"><text:span text:style-name="T14">Fonte: Siqueira, L S; Amaral, H F; Correia, L F O efeito do risco de informação assimétrica sobre o retorno de ações negociadas na BM&amp;FBOVESPA R. Cont. Fin. – USP, São Paulo, v. 28, n. 75, p. 425-444, set./dez. 2017 </text:span></text:p>
        <text:p text:style-name="P21"><text:span text:style-name="T14">Considerando essa situação, avalie as seguintes asserções e a relação proposta entre elas.</text:span></text:p>
        <text:p text:style-name="P23"><text:span text:style-name="T14">I. O risco operacional é definido como o oposto da alavancagem operacional. Assim, o risco operacional é definido como a possibilidade de perder ou de não ganhar por fatores externos.</text:span></text:p>
        <text:p text:style-name="P23"><text:span text:style-name="T14">PORQUE</text:span></text:p>
        <text:p text:style-name="P23"><text:span text:style-name="T14">II. Riscos operacionais referem-se às possíveis perdas resultantes de sistemas inadequados, má administração, controles defeituosos ou falha humana.</text:span></text:p>
        <text:p text:style-name="P21"><text:span text:style-name="T14">A respeito dessas asserções, assinale a opção correta.</text:span></text:p>
        <text:p text:style-name="P15"/>
        <text:p text:style-name="P9"><text:span text:style-name="T12">R = As asserções I e II são proposições verdadeiras, e a II é uma justificativa correta da I.</text:span></text:p>
        <text:p text:style-name="P15"><text:soft-page-break/></text:p>
        <text:p text:style-name="P21"><text:span text:style-name="T14">A taxa de juros de um país pode variar sem nenhuma mudança em seu risco efetivo. <text:s/>Pois o risco não pode ser medido por um único fator. O comportamento dos juros de um país reflete (pelo menos em parte) o caminho esperado da política monetária e do risco de calote. O risco de calote da dívida pública, e o risco das </text:span><text:a xlink:type="simple" xlink:href="https://ava.ead.unisal.br/mod/quiz/view.php?id=22842" text:style-name="ListLabel_20_2" text:visited-style-name="ListLabel_20_2"><text:span text:style-name="T18">taxas de juros</text:span></text:a><text:span text:style-name="T14"> serem mais altas, no futuro, do que as taxas previstas, impondo assim perdas aos detentores dos títulos pré-fixados (é o chamado risco de mercado). No Brasil, juros altos reduzem o crescimento e, ao mesmo tempo, aumentam os custos desses passivos, requerendo maiores superávits primários (inclusive externos), que têm custos econômicos - incluindo os inflacionários -, sociais e políticos.</text:span></text:p>
        <text:p text:style-name="P22"><text:span text:style-name="T14">CIRNE DE TOLEDO, J. E. (2020). Risco-Brasil: o efeito-Lula e os efeitos-Banco Central. </text:span><text:span text:style-name="T15">Brazilian Journal of Political Economy</text:span><text:span text:style-name="T14">, </text:span><text:span text:style-name="T15">22</text:span><text:span text:style-name="T14">, 524-532.</text:span></text:p>
        <text:p text:style-name="P21"><text:span text:style-name="T14">Avalie as seguintes asserções e a relação proposta entre elas.</text:span></text:p>
        <text:p text:style-name="P23"><text:span text:style-name="T14">I. Apesar de baixíssima chance de ocorrência, a possibilidade de calote por parte do governo federal existe. Os títulos federais possuem o menor risco de calote em todo o mercado de renda fixa, incluindo bancos e empresas privadas.</text:span></text:p>
        <text:p text:style-name="P23"><text:span text:style-name="T14">PORQUE</text:span></text:p>
        <text:p text:style-name="P23"><text:span text:style-name="T14">II. Uma particularidade da dívida pública em relação a outros tipos de investimento na renda fixa é o emissor da dívida é um país soberano que possui instrumentos de controle direto sobre políticas vigentes.</text:span></text:p>
        <text:p text:style-name="P21"><text:span text:style-name="T14">A respeito dessas asserções, assinale a opção correta.</text:span></text:p>
        <text:p text:style-name="P15"/>
        <text:p text:style-name="P9"><text:span text:style-name="T12">R = As asserções I e II são proposições verdadeiras, e a II é uma justificativa correta da I.</text:span></text:p>
        <text:p text:style-name="P15"/>
        <text:p text:style-name="P9"><text:span text:style-name="T11">Considerando-se apenas informações relativas às taxas de retorno e ao nível de risco das alternativas de investimento e de um índice de mercado, ignora-se por completo a ação direta dos custos sobre o desempenho do investimento. Assim, alternativas com idênticas taxas de retorno e níveis de risco, mas com distintos custos, seriam consideradas como de mesmo desempenho pelo investidor.</text:span></text:p>
        <text:p text:style-name="P16"/>
        <text:p text:style-name="P9"><text:span text:style-name="T11">Fonte: Ceretta, Paulo Sergio; Costa Jr., Newton C. A. da. Avaliação e seleção de fundos de investimento: um enfoque sobre múltiplos atributos Rev. adm. contemp. vol.5 no.1 Curitiba Jan./Apr. 2001 </text:span></text:p>
        <text:p text:style-name="P16"/>
        <text:p text:style-name="P9"><text:span text:style-name="T11">Considerando essa situação, avalie as seguintes asserções e a relação proposta entre elas.</text:span></text:p>
        <text:p text:style-name="P9"><text:span text:style-name="T11">I. O que acontece em perda real de título do tesouro direto no Brasil é que o risco de crédito, esse é muito baixo, mas o de mercado não, ou seja, de oscilação de preços, pode ser grande dependendo do título. Assim, para título do tesouro direto recomenda-se esperar o vencimento do mesmo.</text:span></text:p>
        <text:p text:style-name="P9"><text:span text:style-name="T11">PORQUE</text:span></text:p>
        <text:p text:style-name="P9"><text:span text:style-name="T11">II. Compreender a natureza de cada um dos riscos é, portanto, fundamental. Em operações com risco de crédito alto, emprestadores costumam exigir um retorno alto (taxa de juro). </text:span></text:p>
        <text:p text:style-name="P9"><text:span text:style-name="T11">A respeito dessas asserções, assinale a opção correta.</text:span></text:p>
        <text:p text:style-name="P16"/>
        <text:p text:style-name="P9"><text:soft-page-break/><text:span text:style-name="T13">R = As asserções I e II são proposições verdadeiras, mas a II não é uma justificativa correta da I.</text:span></text:p>
        <text:p text:style-name="P17"/>
        <text:p text:style-name="P21"><text:span text:style-name="T17">O refluxo na participação de pessoas físicas no mercado financeiro parece ter sido acompanhado pelo expressivo crescimento do número de indivíduos e famílias que passam a se constituir como detentores de títulos de dívida pública do Estado brasileiro. Desde 2002, títulos do tesouro direto podem ser adquiridos por pessoas físicas no programa “Tesouro Direto”, que estruturou uma plataforma eletrônica de negociação de tais títulos a partir da qual indivíduos podem se tornar credores do déficit público federal, passando a remunerar suas poupanças com os juros pagos pelo governo brasileiro. Nesse contexto, entre 2010 e abril de 2016, o número de pessoas físicas cadastradas no Tesouro Direto triplicou, passando de cerca de 214 mil para 737 mil indivíduos.</text:span></text:p>
        <text:p text:style-name="P22"><text:span text:style-name="T17">Bonaldi, E. V. (2018). O pequeno investidor na bolsa brasileira: ascensão e queda de um agente econômico. </text:span><text:span text:style-name="T16">Revista Brasileira de Ciências Sociais</text:span><text:span text:style-name="T17">, </text:span><text:span text:style-name="T16">33</text:span><text:span text:style-name="T17">(97).</text:span></text:p>
        <text:p text:style-name="P21"><text:span text:style-name="T17">Avalie as seguintes asserções e a relação proposta entre elas.</text:span></text:p>
        <text:p text:style-name="P23"><text:span text:style-name="T17">I. O Fundo Garantidor de Crédito (FGC), que não só realizou assistência emergencial de liquidez (função de prestamista de última instância), é uma ferramenta de garantia ao investidor em algumas aplicações financeiras.</text:span></text:p>
        <text:p text:style-name="P23"><text:span text:style-name="T17">PORQUE</text:span></text:p>
        <text:p text:style-name="P23"><text:span text:style-name="T17">II. A sua principal função é a liquidez de título por pessoa física ou jurídica e instituição financeira.</text:span></text:p>
        <text:p text:style-name="P21"><text:span text:style-name="T17">A respeito dessas asserções, assinale a opção correta.</text:span></text:p>
        <text:p text:style-name="P17"/>
        <text:p text:style-name="P9"><text:span text:style-name="T19">As asserções I e II são proposições verdadeiras, e a II é uma justificativa correta da I.</text:span></text:p>
        <text:p text:style-name="P18"/>
        <text:p text:style-name="P21"><text:span text:style-name="T17">A expansão dos pequenos investidores no Brasil é uma oportunidades para maximizar ganhos ou minimizar perdas, uma vez que as Bolsas de Valores oscilam entre, por um lado, suas representações enquanto ambientes caracterizados por lógicas intrínsecas e um aparato computacional tecnicamente complexo e inacessível aos leigos e, por outro, sua repetida estigmatização como um jogo de azar, reforçada, em nosso país, pelo histórico eminentemente instável do mercado brasileiro.</text:span></text:p>
        <text:p text:style-name="P22"><text:span text:style-name="T17">Bonaldi, E. V. (2018). O pequeno investidor na bolsa brasileira: ascensão e queda de um agente econômico. </text:span><text:span text:style-name="T16">Revista Brasileira de Ciências Sociais</text:span><text:span text:style-name="T17">, </text:span><text:span text:style-name="T16">33</text:span><text:span text:style-name="T17">(97).</text:span></text:p>
        <text:p text:style-name="P24"/>
        <text:p text:style-name="P21"><text:span text:style-name="T17">Avalie as seguintes asserções e a relação proposta entre elas.</text:span></text:p>
        <text:p text:style-name="P23"><text:span text:style-name="T17">I. A aplicação de tesouro direto deve ser aplicada em várias classificações. Entre ela a prefixada é utilizada para determinado índice econômico, por exemplo o índice da inflação (IPCA).</text:span></text:p>
        <text:p text:style-name="P23"><text:span text:style-name="T17">PORQUE</text:span></text:p>
        <text:p text:style-name="P23"><text:span text:style-name="T17">II. A taxa prefixada é garantia de resultado final para o valor da dívida no vencimento.</text:span></text:p>
        <text:p text:style-name="P21"><text:span text:style-name="T17">A respeito dessas asserções, assinale a opção correta.</text:span></text:p>
        <text:p text:style-name="P18"/>
        <text:p text:style-name="P9"><text:soft-page-break/><text:span text:style-name="T19">A asserção I é uma proposição falsa, e a II é uma proposição verdadeira.</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f6fc5"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style:font-name-asian="Times New Roman1" style:font-family-asian="'Times New Roman'" style:font-family-generic-asian="system" style:font-pitch-asian="variable" style:font-size-asian="9pt" style:font-style-asian="normal"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0f6cbf" style:font-name="Times New Roman" fo:font-family="'Times New Roman'" style:font-family-generic="roman" style:font-pitch="variable" fo:font-size="9pt" style:text-underline-style="solid" style:text-underline-width="auto" style:text-underline-color="font-color"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229" meta:word-count="5775" meta:character-count="36568" meta:non-whitespace-character-count="30972"/>
    <meta:generator>LibreOfficeDev/6.0.5.2$Linux_X86_64 LibreOffice_project/</meta:generator>
  </office:meta>
</office:document-meta>
</file>